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d648" officeooo:paragraph-rsid="000dd648"/>
    </style:style>
    <style:style style:name="P2" style:family="paragraph" style:parent-style-name="Standard">
      <style:text-properties officeooo:rsid="000e2a9f" officeooo:paragraph-rsid="000e2a9f"/>
    </style:style>
    <style:style style:name="P3" style:family="paragraph" style:parent-style-name="Standard">
      <style:text-properties officeooo:rsid="0011f067" officeooo:paragraph-rsid="0011f067"/>
    </style:style>
    <style:style style:name="P4" style:family="paragraph" style:parent-style-name="Standard">
      <style:text-properties officeooo:rsid="0014e09c" officeooo:paragraph-rsid="0014e09c"/>
    </style:style>
    <style:style style:name="P5" style:family="paragraph" style:parent-style-name="Standard">
      <style:text-properties officeooo:rsid="0016d03c" officeooo:paragraph-rsid="0016d03c"/>
    </style:style>
    <style:style style:name="P6" style:family="paragraph" style:parent-style-name="Standard">
      <style:text-properties officeooo:rsid="000e2a9f" officeooo:paragraph-rsid="000e2a9f"/>
    </style:style>
    <style:style style:name="P7" style:family="paragraph" style:parent-style-name="Standard">
      <style:text-properties officeooo:rsid="0019eb00" officeooo:paragraph-rsid="0019eb00"/>
    </style:style>
    <style:style style:name="P8" style:family="paragraph" style:parent-style-name="Standard">
      <style:text-properties officeooo:rsid="001d0425" officeooo:paragraph-rsid="001d0425"/>
    </style:style>
    <style:style style:name="P9" style:family="paragraph" style:parent-style-name="Standard">
      <style:text-properties officeooo:rsid="001f63cd" officeooo:paragraph-rsid="001f63cd"/>
    </style:style>
    <style:style style:name="P10" style:family="paragraph" style:parent-style-name="Standard">
      <style:text-properties officeooo:rsid="000dd648" officeooo:paragraph-rsid="000dd648"/>
    </style:style>
    <style:style style:name="P11" style:family="paragraph" style:parent-style-name="Standard">
      <style:text-properties officeooo:rsid="00214f76" officeooo:paragraph-rsid="00214f76"/>
    </style:style>
    <style:style style:name="P12" style:family="paragraph" style:parent-style-name="Standard">
      <style:text-properties officeooo:paragraph-rsid="00214f76"/>
    </style:style>
    <style:style style:name="P13" style:family="paragraph" style:parent-style-name="Standard">
      <style:text-properties officeooo:paragraph-rsid="00191bb9"/>
    </style:style>
    <style:style style:name="P14" style:family="paragraph" style:parent-style-name="Standard">
      <style:text-properties officeooo:rsid="002532b1" officeooo:paragraph-rsid="002532b1"/>
    </style:style>
    <style:style style:name="P15" style:family="paragraph" style:parent-style-name="Standard">
      <style:text-properties officeooo:paragraph-rsid="000e2a9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1bb9"/>
    </style:style>
    <style:style style:name="T3" style:family="text">
      <style:text-properties officeooo:rsid="001bb054"/>
    </style:style>
    <style:style style:name="T4" style:family="text">
      <style:text-properties officeooo:rsid="00214f76"/>
    </style:style>
    <style:style style:name="T5" style:family="text">
      <style:text-properties officeooo:rsid="00234758"/>
    </style:style>
    <style:style style:name="T6" style:family="text">
      <style:text-properties officeooo:rsid="002613dc"/>
    </style:style>
    <style:style style:name="T7" style:family="text">
      <style:text-properties officeooo:rsid="000e2a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ARK ate SQUID ate FISH</text:p>
      <text:p text:style-name="P1"/>
      <text:p text:style-name="P12"><text:span text:style-name="T4">It’s like FISH, but bigger </text:span></text:p>
      <text:p text:style-name="P1"/>
      <text:p text:style-name="P1"/>
      <text:p text:style-name="P13"><text:span text:style-name="T2">FISH has given us over a decade of service </text:span><text:span text:style-name="T5">and </text:span><text:span text:style-name="T6">I thought it’s time it was updated</text:span><text:span text:style-name="T2">.</text:span></text:p>
      <text:p text:style-name="P2"/>
      <text:p text:style-name="P15"><text:span text:style-name="T7">It’s been in every single one of my games since it was introduced over a decade ago. Then Squid came along with more polish and new features, but with the unfortunate removal of things such as </text:span><text:span text:style-name="T6">vehicle </text:span><text:span text:style-name="T7">ferries and river barges. </text:span></text:p>
      <text:p text:style-name="P2"/>
      <text:p text:style-name="P12"><text:span text:style-name="T4">SHARK is based on Squid but re-introduces the old FISH fleet as well as a variety of previously unfinished ships from unreleased development builds, including the Danube roster and early builds of Unsinkable Sam.</text:span></text:p>
      <text:p text:style-name="P11"/>
      <text:p text:style-name="P12"><text:span text:style-name="T4">In its current form, SHARK is largely complete and playable, but a few things are still yet to be done </text:span><text:span text:style-name="T6">before a full release</text:span><text:span text:style-name="T4">.</text:span></text:p>
      <text:p text:style-name="P12"/>
      <text:p text:style-name="P12">-<text:span text:style-name="T4">Some </text:span><text:span text:style-name="T6">graphics are incomplete</text:span><text:span text:style-name="T4"> (e.g. container barge)</text:span></text:p>
      <text:p text:style-name="P12">-<text:span text:style-name="T4">More ships planned (including ocean liners and tow barges)</text:span></text:p>
      <text:p text:style-name="P12">-<text:span text:style-name="T4">Some misalignments and smoke effects</text:span></text:p>
      <text:p text:style-name="P11">-Costs may need further tweaking</text:p>
      <text:p text:style-name="P3"/>
      <text:p text:style-name="P3"/>
      <text:p text:style-name="P4">ottd suggestion list</text:p>
      <text:p text:style-name="P4"/>
      <text:p text:style-name="P4"><text:span text:style-name="T1">Picker tool </text:span>(with hotkey) click on anything and it takes you to the building tool for that item. Works on anything that’s buildable <text:s/>even if owned by another company, as long as it’s available.</text:p>
      <text:p text:style-name="P4"/>
      <text:p text:style-name="P4">If I can build road stations on town owned roads, I should also be able to convert them to one-way</text:p>
      <text:p text:style-name="P4"/>
      <text:p text:style-name="P4">When downgrading an area of track that includes reserved track, just convert the unreserved tracks instead of cancelling the whole thing</text:p>
      <text:p text:style-name="P4"/>
      <text:p text:style-name="P4">Delete cancels the query tool</text:p>
      <text:p text:style-name="P4"/>
      <text:p text:style-name="P5">Sprite aligner has option to select between 1x, 2x and 4x</text:p>
      <text:p text:style-name="P4"/>
      <text:p text:style-name="P7">A button to remove a cargo from a station <text:span text:style-name="T3">instead of having to let the game run for hours until they disappear (daylength issue?)</text:span></text:p>
      <text:p text:style-name="P7"/>
      <text:p text:style-name="P8">Daylength issues: Make tiles flood at normal speed</text:p>
      <text:p text:style-name="P7"/>
      <text:p text:style-name="P9">Intro dates displayed on wagons</text:p>
      <text:p text:style-name="P9"/>
      <text:p text:style-name="P14">Ctrl click to bypass “are you sure you want to destroy this?” message. Transport fever and C:S mod does thi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2T16:33:35.043000000</meta:creation-date>
    <dc:date>2021-09-22T02:19:35.513000000</dc:date>
    <meta:editing-duration>PT11H10M22S</meta:editing-duration>
    <meta:editing-cycles>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0" meta:word-count="303" meta:character-count="1728" meta:non-whitespace-character-count="1442"/>
  </office:meta>
</office:document-meta>
</file>